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">
        <text:p text:style-name="Standard">nr. 5<text:tab/>Papierkorb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3" meta:character-count="16"/>
    <dc:date>2014-06-22T15:30:44.90</dc:date>
    <meta:editing-duration>P0D</meta:editing-duration>
    <meta:editing-cycles>1</meta:editing-cycles>
    <meta:generator>OpenOffice/4.1.0$Win32 OpenOffice.org_project/410m18$Build-9764</meta:generator>
  </office:meta>
</office:document-meta>
</file>